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Arial Unicode MS'"/>
    <style:font-face style:name="Courier New" svg:font-family="'Courier New'" style:font-family-generic="modern"/>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4778in" table:align="left" style:writing-mode="lr-tb"/>
    </style:style>
    <style:style style:name="Table1.A" style:family="table-column">
      <style:table-column-properties style:column-width="0.4917in"/>
    </style:style>
    <style:style style:name="Table1.B" style:family="table-column">
      <style:table-column-properties style:column-width="2.0875in"/>
    </style:style>
    <style:style style:name="Table1.C" style:family="table-column">
      <style:table-column-properties style:column-width="1.4125in"/>
    </style:style>
    <style:style style:name="Table1.D" style:family="table-column">
      <style:table-column-properties style:column-width="1.25in"/>
    </style:style>
    <style:style style:name="Table1.E" style:family="table-column">
      <style:table-column-properties style:column-width="1.2361in"/>
    </style:style>
    <style:style style:name="Table1.1" style:family="table-row">
      <style:table-row-properties style:keep-together="true" fo:keep-together="auto"/>
    </style:style>
    <style:style style:name="Table1.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E1" style:family="table-cell">
      <style:table-cell-properties style:vertical-align="middle" fo:padding-left="0.075in" fo:padding-right="0.075in" fo:padding-top="0in" fo:padding-bottom="0in" fo:border="0.0069in solid #000000" style:writing-mode="lr-tb"/>
    </style:style>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6" style:family="paragraph" style:parent-style-name="Standard">
      <style:paragraph-properties fo:text-align="center" style:justify-single-word="false" style:snap-to-layout-grid="false"/>
      <style:text-properties fo:font-size="13pt" style:font-size-asian="13pt" style:font-size-complex="13pt"/>
    </style:style>
    <style:style style:name="P7" style:family="paragraph" style:parent-style-name="Standard">
      <style:paragraph-properties fo:line-height="150%" fo:text-align="center" style:justify-single-word="false"/>
      <style:text-properties fo:font-size="13pt" style:font-size-asian="13pt" style:font-size-complex="13pt"/>
    </style:style>
    <style:style style:name="P8" style:family="paragraph" style:parent-style-name="Standard">
      <style:paragraph-properties fo:line-height="150%" fo:text-align="justify" style:justify-single-word="false"/>
      <style:text-properties fo:font-size="13pt" style:font-size-asian="13pt" style:font-size-complex="13pt"/>
    </style:style>
    <style:style style:name="P9" style:family="paragraph" style:parent-style-name="Standard">
      <style:paragraph-properties style:snap-to-layout-grid="false"/>
      <style:text-properties fo:font-size="13pt" style:font-size-asian="13pt" style:font-size-complex="13pt"/>
    </style:style>
    <style:style style:name="P10" style:family="paragraph" style:parent-style-name="Standard">
      <style:text-properties fo:font-size="13pt" fo:font-weight="bold" style:font-size-asian="13pt" style:font-weight-asian="bold" style:font-size-complex="13pt"/>
    </style:style>
    <style:style style:name="P11" style:family="paragraph" style:parent-style-name="Standard">
      <style:paragraph-properties fo:line-height="150%"/>
      <style:text-properties fo:font-size="13pt" fo:font-weight="bold" style:font-size-asian="13pt" style:font-weight-asian="bold" style:font-size-complex="13pt"/>
    </style:style>
    <style:style style:name="P12" style:family="paragraph" style:parent-style-name="Standard">
      <style:paragraph-properties fo:line-height="150%" fo:text-align="justify" style:justify-single-word="false">
        <style:tab-stops>
          <style:tab-stop style:position="4.3335in"/>
        </style:tab-stops>
      </style:paragraph-properties>
      <style:text-properties fo:font-size="13pt" fo:font-weight="bold" style:font-size-asian="13pt" style:font-weight-asian="bold" style:font-size-complex="13pt"/>
    </style:style>
    <style:style style:name="P13" style:family="paragraph" style:parent-style-name="Standard">
      <style:paragraph-properties fo:text-align="center" style:justify-single-word="false" style:snap-to-layout-grid="false"/>
      <style:text-properties fo:font-size="13pt" fo:font-weight="bold" style:font-size-asian="13pt" style:font-weight-asian="bold" style:font-size-complex="13pt"/>
    </style:style>
    <style:style style:name="P14" style:family="paragraph" style:parent-style-name="Standard">
      <style:paragraph-properties style:snap-to-layout-grid="false"/>
      <style:text-properties fo:font-size="13pt" fo:font-weight="bold" style:font-size-asian="13pt" style:font-weight-asian="bold" style:font-size-complex="13pt"/>
    </style:style>
    <style:style style:name="P15" style:family="paragraph" style:parent-style-name="Standard">
      <style:paragraph-properties fo:margin-left="0.5in" fo:margin-right="0in" fo:line-height="150%" fo:text-align="justify" style:justify-single-word="false" fo:text-indent="0in" style:auto-text-indent="false"/>
    </style:style>
    <style:style style:name="P16" style:family="paragraph" style:parent-style-name="Standard">
      <style:paragraph-properties fo:margin-left="0.5in" fo:margin-right="0in" fo:line-height="150%" fo:text-indent="0in" style:auto-text-indent="false"/>
      <style:text-properties fo:font-size="13pt" style:font-size-asian="13pt" style:font-size-complex="13pt"/>
    </style:style>
    <style:style style:name="P17" style:family="paragraph" style:parent-style-name="Standard">
      <style:paragraph-properties fo:margin-left="0.5in" fo:margin-right="0in" fo:line-height="150%" fo:text-align="justify" style:justify-single-word="false" fo:text-indent="0in" style:auto-text-indent="false"/>
      <style:text-properties fo:font-size="13pt" style:font-size-asian="13pt" style:font-size-complex="13pt"/>
    </style:style>
    <style:style style:name="P18" style:family="paragraph" style:parent-style-name="Standard">
      <style:paragraph-properties fo:margin-left="0.5in" fo:margin-right="0in" fo:line-height="150%" fo:text-align="justify" style:justify-single-word="false" fo:text-indent="0in" style:auto-text-indent="false">
        <style:tab-stops>
          <style:tab-stop style:position="0.8335in"/>
        </style:tab-stops>
      </style:paragraph-properties>
      <style:text-properties fo:font-size="13pt" style:font-size-asian="13pt" style:font-size-complex="13pt"/>
    </style:style>
    <style:style style:name="P19" style:family="paragraph" style:parent-style-name="Standard">
      <style:paragraph-properties fo:margin-left="0.5in" fo:margin-right="0in" fo:line-height="150%" fo:text-indent="0in" style:auto-text-indent="false"/>
      <style:text-properties fo:font-size="13pt" fo:font-weight="bold" style:font-size-asian="13pt" style:font-weight-asian="bold" style:font-size-complex="13pt" style:font-weight-complex="bold"/>
    </style:style>
    <style:style style:name="P20" style:family="paragraph" style:parent-style-name="Standard">
      <style:paragraph-properties fo:margin-left="0.5in" fo:margin-right="0in" fo:line-height="150%" fo:text-align="justify" style:justify-single-word="false" fo:text-indent="0in" style:auto-text-indent="false">
        <style:tab-stops>
          <style:tab-stop style:position="0.8335in"/>
        </style:tab-stops>
      </style:paragraph-properties>
      <style:text-properties fo:font-size="13pt" fo:font-weight="bold" style:font-size-asian="13pt" style:font-weight-asian="bold" style:font-size-complex="13pt" style:font-weight-complex="bold"/>
    </style:style>
    <style:style style:name="P21" style:family="paragraph" style:parent-style-name="Standard">
      <style:paragraph-properties fo:margin-left="0.511in" fo:margin-right="0in" fo:line-height="150%" fo:text-align="justify" style:justify-single-word="false" fo:text-indent="0.1701in" style:auto-text-indent="false"/>
      <style:text-properties fo:font-size="13pt" style:font-size-asian="13pt" style:font-size-complex="13pt"/>
    </style:style>
    <style:style style:name="P22" style:family="paragraph" style:parent-style-name="Standard">
      <style:paragraph-properties fo:margin-left="0.9846in" fo:margin-right="0in" fo:line-height="150%" fo:text-align="justify" style:justify-single-word="false" fo:text-indent="0in" style:auto-text-indent="false">
        <style:tab-stops>
          <style:tab-stop style:position="1.1272in"/>
          <style:tab-stop style:position="1.3543in"/>
          <style:tab-stop style:position="4.3335in"/>
        </style:tab-stops>
      </style:paragraph-properties>
    </style:style>
    <style:style style:name="P23" style:family="paragraph" style:parent-style-name="Standard">
      <style:paragraph-properties fo:margin-left="0.9846in" fo:margin-right="0in" fo:line-height="150%" fo:text-align="justify" style:justify-single-word="false" fo:text-indent="0in" style:auto-text-indent="false">
        <style:tab-stops>
          <style:tab-stop style:position="1.1272in"/>
          <style:tab-stop style:position="1.3543in"/>
          <style:tab-stop style:position="4.3335in"/>
        </style:tab-stops>
      </style:paragraph-properties>
      <style:text-properties fo:font-size="13pt" style:font-size-asian="13pt" style:font-size-complex="13pt"/>
    </style:style>
    <style:style style:name="P24" style:family="paragraph" style:parent-style-name="Standard">
      <style:paragraph-properties fo:margin-left="0.5398in" fo:margin-right="0in" fo:line-height="150%" fo:text-align="justify" style:justify-single-word="false" fo:text-indent="0.1327in" style:auto-text-indent="false">
        <style:tab-stops>
          <style:tab-stop style:position="0.4827in"/>
          <style:tab-stop style:position="0.502in"/>
          <style:tab-stop style:position="0.5591in"/>
          <style:tab-stop style:position="0.748in"/>
        </style:tab-stops>
      </style:paragraph-properties>
      <style:text-properties fo:font-size="13pt" style:font-size-asian="13pt" style:font-size-complex="13pt"/>
    </style:style>
    <style:style style:name="P25" style:family="paragraph" style:parent-style-name="Standard">
      <style:paragraph-properties fo:margin-left="0.5398in" fo:margin-right="0in" fo:line-height="150%" fo:text-align="justify" style:justify-single-word="false" fo:text-indent="-0.0098in" style:auto-text-indent="false">
        <style:tab-stops>
          <style:tab-stop style:position="0.4827in"/>
          <style:tab-stop style:position="0.502in"/>
          <style:tab-stop style:position="0.5591in"/>
          <style:tab-stop style:position="0.6535in"/>
          <style:tab-stop style:position="0.748in"/>
        </style:tab-stops>
      </style:paragraph-properties>
      <style:text-properties fo:font-size="13pt" style:font-size-asian="13pt" style:font-size-complex="13pt"/>
    </style:style>
    <style:style style:name="P26" style:family="paragraph" style:parent-style-name="Standard">
      <style:paragraph-properties fo:margin-left="0.25in" fo:margin-right="0in" fo:line-height="150%" fo:text-align="justify" style:justify-single-word="false" fo:text-indent="0in" style:auto-text-indent="false"/>
    </style:style>
    <style:style style:name="P27" style:family="paragraph" style:parent-style-name="Standard">
      <style:paragraph-properties fo:margin-left="0.25in" fo:margin-right="0in" fo:line-height="150%" fo:text-align="justify" style:justify-single-word="false" fo:text-indent="0in" style:auto-text-indent="false"/>
      <style:text-properties fo:font-size="13pt" fo:font-weight="bold" style:font-name-asian="Tahoma" style:font-size-asian="13pt" style:font-weight-asian="bold" style:font-name-complex="Tahoma" style:font-size-complex="13pt" style:font-weight-complex="bold"/>
    </style:style>
    <style:style style:name="P28" style:family="paragraph" style:parent-style-name="Standard">
      <style:paragraph-properties fo:margin-left="0.5492in" fo:margin-right="0in" fo:line-height="150%" fo:text-align="justify" style:justify-single-word="false" fo:text-indent="0in" style:auto-text-indent="false">
        <style:tab-stops>
          <style:tab-stop style:position="0.6063in"/>
          <style:tab-stop style:position="0.748in"/>
        </style:tab-stops>
      </style:paragraph-properties>
      <style:text-properties fo:font-size="13pt" style:font-size-asian="13pt" style:font-size-complex="13pt"/>
    </style:style>
    <style:style style:name="P29" style:family="paragraph" style:parent-style-name="Standard">
      <style:paragraph-properties fo:margin-left="0.5492in" fo:margin-right="0in" fo:line-height="150%" fo:text-align="justify" style:justify-single-word="false" fo:text-indent="0in" style:auto-text-indent="false"/>
      <style:text-properties fo:font-size="13pt" style:font-name-asian="Tahoma" style:font-size-asian="13pt" style:font-name-complex="Tahoma" style:font-size-complex="13pt"/>
    </style:style>
    <style:style style:name="P30" style:family="paragraph" style:parent-style-name="Standard">
      <style:paragraph-properties fo:margin-left="1in" fo:margin-right="0in" fo:line-height="150%" fo:text-align="justify" style:justify-single-word="false" fo:text-indent="-0.75in" style:auto-text-indent="false"/>
      <style:text-properties fo:font-size="13pt" style:font-size-asian="13pt" style:font-size-complex="13pt"/>
    </style:style>
    <style:style style:name="P31" style:family="paragraph" style:parent-style-name="Standard">
      <style:paragraph-properties fo:margin-left="1in" fo:margin-right="0in" fo:line-height="150%" fo:text-align="justify" style:justify-single-word="false" fo:text-indent="-0.75in" style:auto-text-indent="false"/>
      <style:text-properties fo:font-size="13pt" style:font-name-asian="Tahoma" style:font-size-asian="13pt" style:font-name-complex="Tahoma" style:font-size-complex="13pt"/>
    </style:style>
    <style:style style:name="P32" style:family="paragraph" style:parent-style-name="Standard">
      <style:paragraph-properties fo:margin-left="0in" fo:margin-right="0in" fo:line-height="150%" fo:text-align="justify" style:justify-single-word="false" fo:text-indent="0.25in" style:auto-text-indent="false"/>
    </style:style>
    <style:style style:name="P33" style:family="paragraph" style:parent-style-name="Standard">
      <style:paragraph-properties fo:margin-left="0.4925in" fo:margin-right="0in" fo:line-height="150%" fo:text-align="justify" style:justify-single-word="false" fo:text-indent="0in" style:auto-text-indent="false"/>
    </style:style>
    <style:style style:name="P34" style:family="paragraph" style:parent-style-name="Standard">
      <style:paragraph-properties fo:margin-left="0.5209in" fo:margin-right="0in" fo:line-height="150%" fo:text-align="justify" style:justify-single-word="false" fo:text-indent="0.3126in" style:auto-text-indent="false"/>
      <style:text-properties fo:font-size="13pt" style:font-size-asian="13pt" style:font-size-complex="13pt"/>
    </style:style>
    <style:style style:name="P35" style:family="paragraph" style:parent-style-name="Standard">
      <style:paragraph-properties fo:margin-left="0.2654in" fo:margin-right="0in" fo:text-indent="0in" style:auto-text-indent="false"/>
    </style:style>
    <style:style style:name="P36" style:family="paragraph" style:parent-style-name="Standard">
      <style:paragraph-properties fo:margin-left="0.2654in" fo:margin-right="0in" fo:text-indent="0in" style:auto-text-indent="false"/>
      <style:text-properties fo:font-size="13pt" fo:font-weight="bold" style:font-size-asian="13pt" style:font-weight-asian="bold" style:font-size-complex="13pt"/>
    </style:style>
    <style:style style:name="P37" style:family="paragraph" style:parent-style-name="Standard">
      <style:paragraph-properties fo:margin-left="0.2654in" fo:margin-right="0in" fo:text-align="center" style:justify-single-word="false" fo:text-indent="0in" style:auto-text-indent="false"/>
    </style:style>
    <style:style style:name="P38" style:family="paragraph" style:parent-style-name="Text_20_body">
      <style:paragraph-properties fo:margin-left="0.4925in" fo:margin-right="0in" fo:line-height="150%" fo:text-align="justify" style:justify-single-word="false" fo:text-indent="0.1972in" style:auto-text-indent="false"/>
    </style:style>
    <style:style style:name="P39" style:family="paragraph" style:parent-style-name="Standard" style:master-page-name="Standard">
      <style:paragraph-properties fo:line-height="150%" fo:text-align="center" style:justify-single-word="false" style:page-number="auto"/>
      <style:text-properties fo:font-size="15pt" fo:font-weight="bold" style:font-size-asian="15pt" style:font-weight-asian="bold" style:font-size-complex="15pt"/>
    </style:style>
    <style:style style:name="P40" style:family="paragraph" style:parent-style-name="Standard" style:list-style-name="WW8Num2">
      <style:paragraph-properties fo:line-height="150%"/>
      <style:text-properties fo:font-size="13pt" fo:font-weight="bold" style:font-size-asian="13pt" style:font-weight-asian="bold" style:font-size-complex="13pt"/>
    </style:style>
    <style:style style:name="P41" style:family="paragraph" style:parent-style-name="Standard" style:list-style-name="WW8Num2">
      <style:paragraph-properties fo:line-height="150%" fo:text-align="justify" style:justify-single-word="false"/>
      <style:text-properties fo:font-size="13pt" fo:font-weight="bold" style:font-size-asian="13pt" style:font-weight-asian="bold" style:font-size-complex="13pt"/>
    </style:style>
    <style:style style:name="P42" style:family="paragraph" style:parent-style-name="Standard" style:list-style-name="WW8Num4">
      <style:paragraph-properties fo:line-height="150%" fo:text-align="justify" style:justify-single-word="false"/>
      <style:text-properties fo:font-size="13pt" style:font-name-asian="Tahoma" style:font-size-asian="13pt" style:font-name-complex="Tahoma" style:font-size-complex="13pt"/>
    </style:style>
    <style:style style:name="P43" style:family="paragraph" style:parent-style-name="Standard" style:list-style-name="WW8Num1">
      <style:paragraph-properties fo:line-height="150%" fo:text-align="justify" style:justify-single-word="false"/>
      <style:text-properties fo:font-size="13pt" style:font-size-asian="13pt" style:font-size-complex="13pt"/>
    </style:style>
    <style:style style:name="P44" style:family="paragraph" style:parent-style-name="Standard">
      <style:paragraph-properties fo:margin-left="0.5in" fo:margin-right="0in" fo:line-height="150%" fo:text-align="justify" style:justify-single-word="false" fo:text-indent="0in" style:auto-text-indent="false"/>
      <style:text-properties fo:font-size="13pt" style:font-size-asian="13pt" style:font-size-complex="13pt"/>
    </style:style>
    <style:style style:name="P45" style:family="paragraph" style:parent-style-name="Standard" style:list-style-name="WW8Num1">
      <style:paragraph-properties fo:margin-left="0.3882in" fo:margin-right="0in" fo:line-height="150%" fo:text-align="justify" style:justify-single-word="false" fo:text-indent="0.1138in" style:auto-text-indent="false">
        <style:tab-stops>
          <style:tab-stop style:position="0.6063in"/>
          <style:tab-stop style:position="0.7764in"/>
          <style:tab-stop style:position="0.9661in"/>
        </style:tab-stops>
      </style:paragraph-properties>
      <style:text-properties fo:font-size="13pt" style:font-size-asian="13pt" style:font-size-complex="13pt"/>
    </style:style>
    <style:style style:name="P46" style:family="paragraph" style:parent-style-name="Standard" style:list-style-name="WW8Num1">
      <style:paragraph-properties fo:margin-left="0.5398in" fo:margin-right="0in" fo:line-height="150%" fo:text-align="justify" style:justify-single-word="false" fo:text-indent="-0.0098in" style:auto-text-indent="false">
        <style:tab-stops>
          <style:tab-stop style:position="0.4827in"/>
          <style:tab-stop style:position="0.502in"/>
          <style:tab-stop style:position="0.5591in"/>
          <style:tab-stop style:position="0.6535in"/>
          <style:tab-stop style:position="0.748in"/>
        </style:tab-stops>
      </style:paragraph-properties>
      <style:text-properties fo:font-size="13pt" style:font-size-asian="13pt" style:font-size-complex="13pt"/>
    </style:style>
    <style:style style:name="P47" style:family="paragraph" style:parent-style-name="Standard" style:list-style-name="WW8Num3">
      <style:paragraph-properties fo:margin-left="0.5492in" fo:margin-right="0in" fo:line-height="150%" fo:text-align="justify" style:justify-single-word="false" fo:text-indent="0in" style:auto-text-indent="false">
        <style:tab-stops>
          <style:tab-stop style:position="0.6063in"/>
          <style:tab-stop style:position="0.748in"/>
        </style:tab-stops>
      </style:paragraph-properties>
      <style:text-properties fo:font-size="13pt" style:font-size-asian="13pt" style:font-size-complex="13pt"/>
    </style:style>
    <style:style style:name="P48" style:family="paragraph" style:parent-style-name="Standard" style:list-style-name="WW8Num4">
      <style:paragraph-properties fo:margin-left="0.25in" fo:margin-right="0in" fo:line-height="150%" fo:text-align="justify" style:justify-single-word="false" fo:text-indent="0in" style:auto-text-indent="false"/>
      <style:text-properties fo:font-size="13pt" style:font-name-asian="Tahoma" style:font-size-asian="13pt" style:font-name-complex="Tahoma" style:font-size-complex="13pt"/>
    </style:style>
    <style:style style:name="P49" style:family="paragraph" style:parent-style-name="Standard" style:list-style-name="WW8Num5">
      <style:paragraph-properties fo:margin-left="1in" fo:margin-right="0in" fo:line-height="150%" fo:text-align="justify" style:justify-single-word="false" fo:text-indent="-0.75in" style:auto-text-indent="false"/>
      <style:text-properties fo:font-size="13pt" style:font-size-asian="13pt" style:font-size-complex="13pt"/>
    </style:style>
    <style:style style:name="P50" style:family="paragraph" style:parent-style-name="Standard" style:list-style-name="WW8Num6">
      <style:paragraph-properties fo:margin-left="0in" fo:margin-right="0in" fo:line-height="150%" fo:text-align="justify" style:justify-single-word="false" fo:text-indent="0.25in" style:auto-text-indent="false"/>
      <style:text-properties fo:font-size="13pt" style:font-size-asian="13pt" style:font-size-complex="13pt"/>
    </style:style>
    <style:style style:name="P51" style:family="paragraph" style:parent-style-name="Standard" style:list-style-name="WW8Num7">
      <style:paragraph-properties fo:margin-left="0.5681in" fo:margin-right="0in" fo:line-height="150%" fo:text-align="justify" style:justify-single-word="false" fo:text-indent="-0.2555in" style:auto-text-indent="false">
        <style:tab-stops>
          <style:tab-stop style:position="0.502in"/>
          <style:tab-stop style:position="0.6819in"/>
          <style:tab-stop style:position="0.7008in"/>
          <style:tab-stop style:position="0.8335in"/>
        </style:tab-stops>
      </style:paragraph-properties>
      <style:text-properties fo:font-size="13pt" style:font-size-asian="13pt" style:font-size-complex="13pt"/>
    </style:style>
    <style:style style:name="P52" style:family="paragraph" style:parent-style-name="Standard" style:list-style-name="WW8Num8">
      <style:paragraph-properties fo:margin-left="0.2654in" fo:margin-right="0in" fo:text-indent="0in" style:auto-text-indent="false"/>
      <style:text-properties fo:font-size="13pt" fo:font-weight="bold" style:font-size-asian="13pt" style:font-weight-asian="bold" style:font-size-complex="13pt"/>
    </style:style>
    <style:style style:name="T1" style:family="text">
      <style:text-properties fo:font-size="13pt" style:text-underline-style="solid" style:text-underline-width="auto" style:text-underline-color="font-color" style:font-size-asian="13pt" style:font-size-complex="13pt"/>
    </style:style>
    <style:style style:name="T2" style:family="text">
      <style:text-properties fo:font-size="13pt" style:font-size-asian="13pt" style:font-size-complex="13pt"/>
    </style:style>
    <style:style style:name="T3" style:family="text">
      <style:text-properties fo:font-size="13pt" fo:language="en" fo:country="US" style:font-size-asian="13pt" style:font-size-complex="13pt"/>
    </style:style>
    <style:style style:name="T4" style:family="text">
      <style:text-properties fo:font-size="13pt" fo:font-weight="bold" style:font-size-asian="13pt" style:font-weight-asian="bold" style:font-size-complex="13pt"/>
    </style:style>
    <style:style style:name="T5" style:family="text">
      <style:text-properties fo:font-size="13pt" fo:font-weight="bold" style:font-size-asian="13pt" style:font-weight-asian="bold" style:font-size-complex="13pt" style:font-weight-complex="bold"/>
    </style:style>
    <style:style style:name="T6" style:family="text">
      <style:text-properties fo:font-size="13pt" fo:font-weight="bold" style:font-name-asian="Tahoma" style:font-size-asian="13pt" style:font-weight-asian="bold" style:font-name-complex="Tahoma" style:font-size-complex="13pt" style:font-weight-complex="bold"/>
    </style:style>
    <style:style style:name="T7" style:family="text">
      <style:text-properties fo:font-size="13pt" fo:font-weight="bold" style:font-name-asian="Arial" style:font-size-asian="13pt" style:font-weight-asian="bold" style:font-name-complex="Arial" style:font-size-complex="13pt" style:font-weight-complex="bold"/>
    </style:style>
    <style:style style:name="T8" style:family="text">
      <style:text-properties fo:font-size="18pt" fo:font-weight="bold" style:font-size-asian="18pt" style:font-weight-asian="bold" style:font-size-complex="14pt"/>
    </style:style>
    <style:style style:name="T9" style:family="text">
      <style:text-properties fo:font-size="18pt" fo:language="en" fo:country="none" fo:font-weight="bold" style:font-size-asian="18pt" style:font-weight-asian="bold" style:font-size-complex="14pt"/>
    </style:style>
    <style:style style:name="T10" style:family="text">
      <style:text-properties style:font-name="Arial" fo:font-size="13pt" fo:font-weight="bold" style:font-name-asian="Arial" style:font-size-asian="13pt" style:font-weight-asian="bold" style:font-name-complex="Arial" style:font-size-complex="13pt" style:font-weight-complex="bold"/>
    </style:style>
    <style:style style:name="T11"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ĐỀ CƯƠNG LUẬN VĂN TỐT NGHIỆP</text:p>
      <text:p text:style-name="P2"><text:span text:style-name="T1">Tên đề tài</text:span><text:span text:style-name="T2">:</text:span></text:p>
      <text:p text:style-name="P3"><text:span text:style-name="T8">Xây dựng ứng dụng thương mại điện tử trên nền tảng </text:span><text:span text:style-name="hps"><text:span text:style-name="T9">cloud computing</text:span></text:span><text:span text:style-name="T8"> và android.</text:span></text:p>
      <text:p text:style-name="P2"><text:span text:style-name="T1">Sinh viên thực hiện</text:span><text:span text:style-name="T2">: <text:tab/><text:tab/><text:tab/><text:tab/><text:tab/><text:tab/></text:span><text:span text:style-name="T1">Giảng viên hướng dẫn</text:span><text:span text:style-name="T2">:</text:span></text:p>
      <text:p text:style-name="P2"><text:span text:style-name="T2"/></text:p>
      <text:p text:style-name="P7"><text:s text:c="26"/><text:tab/><text:tab/><text:tab/><text:tab/> <text:s text:c="6"/></text:p>
      <text:list xml:id="list34657285" text:style-name="WW8Num2">
        <text:list-item>
          <text:p text:style-name="P40">MỤC ĐÍCH VÀ YÊU CẦU:</text:p>
        </text:list-item>
      </text:list>
      <text:p text:style-name="P11"><text:tab/>a. Mục đích:</text:p>
      <text:p text:style-name="P16"><text:s text:c="3"/>+ Càng ngày càng có nhiều doanh nghiệp thấy được các lợi ích của TMĐT và muốn ứng dụng TMĐT để tiếp thị hay quảng bá thương hiệu của mình. Lợi ích lớn nhất mà TMĐT đem lại chính là sự tiết kiệm chi phí và tạo thuận lợi cho các bên giao dịch. Giao dịch bằng phương tiện điện tử nhanh hơn so với giao dịch truyền thống <text:s/>và có thể tiến hành giao dịch khi ở cách xa nhau, giữa thành phố với nông thôn, từ nước này sang nước kia, hay nói cách khác là không bị giới hạn bởi không gian địa lý.</text:p>
      <text:p text:style-name="P38"><text:span text:style-name="T3">+ </text:span><text:span text:style-name="T2">Những lợi ích như trên chỉ có được với những doanh nghiệp thực sự nhận thức được giá trị của TMĐT. Vì vậy, TMĐT góp phần thúc đẩy sự cạnh tranh giữa các doanh nghiệp để thu được nhiều lợi ích nhất. Điều này đặc biệt quan trọng trong bối cảnh hội nhập kinh tế quốc tế, khi các doanh nghiệp trong nước phải cạnh tranh một cách bình đẳng với các doanh nghiệp nước ngoài.</text:span></text:p>
      <text:p text:style-name="P38"><text:span text:style-name="T3">+ Nhưng h</text:span><text:span text:style-name="T2">iện nay, rất ít các doanh nghiệp sử dụng các phần mềm chuyên nghiệp cho TMĐT như phần mềm quản lý khách hàng (CRM), phần mềm quản lý hàng tồn </text:span></text:p>
      <text:p text:style-name="P17">kho (SCM), phần mềm quản lý nguồn nhân lực (HRM)... Điều này cho thấy các </text:p>
      <text:p text:style-name="P17">hoạt <text:s/>động của Chính phủ về tuyên truyền, <text:s/>đào tạo, chuyển giao công nghệ còn </text:p>
      <text:p text:style-name="P17">kém đã hạn chế đáng kể tới việc ứng dụng TMĐT của các doanh nghiệp.</text:p>
      <text:p text:style-name="P21">+ Từ những yêu cầu thực tiễn như thế mà chúng tôi thực hiện dự án “Xây dựng ứng dụng thương mại điện tử trên nền tảng điện toán đám mây và nền tảng đi động Android”. Dự án sẽ đáp ứng đầy đủ không những các yêu cầu của doanh nghiệp mà còn tạo điều kiện thuận lợi nhất với khách hàng của doanh nghiệp.</text:p>
      <text:p text:style-name="P18"><text:s text:c="2"/><text:tab/>+ Dự án xây dựng trên nền tảng điện toán đám mây nhằm tiết kiệm chi phí nhất cho doanh nghiệp và có thể triễn khai trên nhiều nền tảng khác nhau. Công nghệ di <text:soft-page-break/>động Android sẽ giúp việc giao dịch với khách hàng an toàn hơn và thực hiện mọi lúc mọi nơi với một chiếc điện thoại di động nhỏ bé.</text:p>
      <text:p text:style-name="P20">b. Yêu cầu</text:p>
      <text:p text:style-name="P12"><text:s text:c="4"/>- Yêu cầu kỹ năng:</text:p>
      <text:p text:style-name="P22"><text:span text:style-name="T4">+ <text:s/></text:span><text:span text:style-name="T2">Có kỹ năng lập trình cơ bản</text:span></text:p>
      <text:p text:style-name="P23">+ Khả năng tiếp thu các công nghệ mới nhanh như điện toán đám mây, Android, MVC framework (structs/spring), hibernate...</text:p>
      <text:p text:style-name="P12"><text:s text:c="15"/>- Yêu cầu thái độ</text:p>
      <text:p text:style-name="P17"><text:tab/>+ Đảm bảo sự chính xác về các thông tin</text:p>
      <text:p text:style-name="P17"><text:tab/>+ Có tinh thần làm việc nghiêm túc, chịu học hỏi</text:p>
      <text:p text:style-name="P17"><text:tab/>+ Có quyết tâm thực hiện dự án một cách tốt nhất.</text:p>
      <text:p text:style-name="P17"/>
      <text:list xml:id="list34700818" text:continue-numbering="true" text:style-name="WW8Num2">
        <text:list-item>
          <text:p text:style-name="P41">PHƯƠNG PHÁP, CÁC BƯỚC VÀ THỜI GIAN THỰC HIỆN.</text:p>
        </text:list-item>
      </text:list>
      <text:p text:style-name="P15"><text:span text:style-name="T1">Thời gian thực hiện</text:span><text:span text:style-name="T2">: dd/mm/yyyy – <text:s/>dd/mm/yyyy</text:span></text:p>
      <text:p text:style-name="P15"><text:span text:style-name="T6">a. Thiết lập (Initiation)</text:span><text:span text:style-name="T5">: </text:span></text:p>
      <text:p text:style-name="P17">- Xây dựng một bảng kế hoạch hoàn chỉnh về các giai đoạn thực hiện dự án.</text:p>
      <text:p text:style-name="P17">- Thu thập, nghiên cứu, tổng hợp các tài liệu tham khảo, các đề tài liên quan và công nghệ sử dụng.</text:p>
      <text:list xml:id="list34667238" text:style-name="WW8Num1">
        <text:list-item>
          <text:p text:style-name="P45">Tìm hiểu các công nghệ, ngôn ngữ lập trình và xây dựng một số ví dụ sử dụng thực hiện trong dự án.</text:p>
        </text:list-item>
      </text:list>
      <text:p text:style-name="P24">- Viết đề cương sơ bộ và tiếp thu các ý kiến của người hướng dẫn.</text:p>
      <text:list xml:id="list34703057" text:continue-numbering="true" text:style-name="WW8Num1">
        <text:list-item>
          <text:p text:style-name="P46"><text:s/>Xây dựng danh sách rủi ro của dự án để dự phòng, đối phó.</text:p>
        </text:list-item>
      </text:list>
      <text:p text:style-name="P25"/>
      <text:p text:style-name="P26"><text:span text:style-name="T7">b. Định nghĩa </text:span><text:span text:style-name="T6">(Definition)</text:span></text:p>
      <text:p text:style-name="P29">- Phân tích các yêu cầu của khách hàng từ đó đưa ra các đặc ta chi tiết, giải pháp</text:p>
      <text:list xml:id="list34661941" text:style-name="WW8Num3">
        <text:list-item>
          <text:p text:style-name="P47">Mô tả chi tiết input, output, quy trình, thủ tục.</text:p>
        </text:list-item>
        <text:list-item>
          <text:p text:style-name="P47">Đặc tả môi trường thực hiện công nghệ áp dụng trên nền tảng nào.</text:p>
        </text:list-item>
        <text:list-item>
          <text:p text:style-name="P47">Mô tả các sản phẩm của dự án thực hiện bao gồm phần mềm, phần cứng, tài liệu hướng dẫn. </text:p>
        </text:list-item>
        <text:list-item>
          <text:p text:style-name="P47">Xây dựng tài liệu chi tiết về đặc tả chức năng, mô hình của các thành phần</text:p>
        </text:list-item>
        <text:list-item>
          <text:p text:style-name="P47">Đưa ra các tiêu chuẩn, cách thức quản lý dự án.</text:p>
        </text:list-item>
        <text:list-item>
          <text:p text:style-name="P47">Phương thức liên lạc giữa đội dự án với khách hàng</text:p>
        </text:list-item>
      </text:list>
      <text:p text:style-name="P28"/>
      <text:p text:style-name="P27"><text:soft-page-break/>c. Giải pháp (Solution)</text:p>
      <text:list xml:id="list34661033" text:style-name="WW8Num4">
        <text:list-item>
          <text:p text:style-name="P48">Phân tích các yêu cầu từ đó đưa ra các giải pháp, thiết kế hệ thống.</text:p>
        </text:list-item>
        <text:list-item>
          <text:p text:style-name="P42">Xây dựng bảng đánh giá chi tiết các giải pháp lựa chọn và các đặc tả thiết kế sử dụng.</text:p>
        </text:list-item>
        <text:list-item>
          <text:p text:style-name="P48">Phân tích các giải pháp, thiết kế sử dụng và lựa chọn các giải pháp tốt nhất sử dụng trong dự án.(bao gồm đáp ứng yêu cầu, chi phí, triễn khai, bảo trì...)</text:p>
        </text:list-item>
        <text:list-item>
          <text:p text:style-name="P48">xây dựng bản thiết kế ở các mức độ khác nhau từ thiết kế tổng thể đến thiết kế trung gian và cuối cùng là thiết kế mức module</text:p>
        </text:list-item>
        <text:list-item>
          <text:p text:style-name="P48">Tổ chức duyệt giải pháp, thiết kế nhằm đảm bảo tính logic cân chỉnh lại thời gian thực hiện dự án.</text:p>
        </text:list-item>
      </text:list>
      <text:p text:style-name="P19"/>
      <text:p text:style-name="P26"><text:span text:style-name="T7">d. Thi công </text:span><text:span text:style-name="T6">(Construction)</text:span></text:p>
      <text:p text:style-name="P31">- <text:s text:c="3"/>Xây dựng bảng kế hoạch chi tiết quá trình xây dựng các module, thời gian thi công.</text:p>
      <text:list xml:id="list34664758" text:style-name="WW8Num5">
        <text:list-item>
          <text:p text:style-name="P49">Thiết kế chi tiết các module thực hiện, đặc ta chúng bằng tài liệu</text:p>
        </text:list-item>
        <text:list-item>
          <text:p text:style-name="P49">Xây dựng các mô tả chi tiết input, output, yêu cầu phi chức năng, các tương tác trong module, yêu cầu án toàn …</text:p>
        </text:list-item>
        <text:list-item>
          <text:p text:style-name="P49">Lập kế hoạch kiểm thử các module nhằm đảm bảo tính đúng đắn và đầy đủ các yau6 cầu theo thiết kế.</text:p>
        </text:list-item>
      </text:list>
      <text:p text:style-name="P30"/>
      <text:p text:style-name="P32"><text:span text:style-name="T7">e. Chuyển </text:span><text:span text:style-name="T6">giao (Transition)</text:span></text:p>
      <text:list xml:id="list34644742" text:style-name="WW8Num6">
        <text:list-item>
          <text:p text:style-name="P50">Lập kế hoạch về kiểm thử, chuyển cho khách hàng xem xét, chỉnh sửa các yêu cầu.</text:p>
        </text:list-item>
        <text:list-item>
          <text:p text:style-name="P50">Tiếp thu các yêu cầu xây dựng hoàn chỉnh tiến đến quá trình kiểm thử chấp nhận. <text:s/></text:p>
        </text:list-item>
      </text:list>
      <text:list xml:id="list34680578" text:continue-list="list34703057" text:style-name="WW8Num1">
        <text:list-item>
          <text:p text:style-name="P43">Xây dựng bộ tài liệu hướng dẫn người sử dụng hay tài liệu đào tào nếu có.</text:p>
        </text:list-item>
      </text:list>
      <text:p text:style-name="P8"/>
      <text:p text:style-name="P4"><text:span text:style-name="T10"><text:s text:c="5"/></text:span><text:span text:style-name="T7">f. Kết thúc </text:span><text:span text:style-name="T6">(Termination)</text:span></text:p>
      <text:list xml:id="list34666915" text:style-name="WW8Num7">
        <text:list-item>
          <text:list>
            <text:list-item>
              <text:p text:style-name="P51">Cài đặt, hướng dẫn sử dụng, bảo trì, tài liệu đào tạo</text:p>
            </text:list-item>
            <text:list-item>
              <text:p text:style-name="P51">Xây dựng bản kế hoạch bảo trì, mở rộng ứng dụng nếu có</text:p>
            </text:list-item>
            <text:list-item>
              <text:p text:style-name="P51">Kết thúc dự án.</text:p>
            </text:list-item>
          </text:list>
        </text:list-item>
      </text:list>
      <text:p text:style-name="P33"/>
      <text:list xml:id="list34686558" text:continue-list="list34700818" text:style-name="WW8Num2">
        <text:list-item>
          <text:p text:style-name="P41">DỰ KIẾN KẾT QUẢ ĐẠT ĐƯỢC</text:p>
        </text:list-item>
      </text:list>
      <text:p text:style-name="P34">Xây dựng hoàn chỉnh ứng dụng thương mại điện tử trên nền tảng điện toán đám mây và Android. Đưa <text:s/>vào sử dụng khai thác thực tế ở các doanh nghiệp kinh doanh nếu có điều kiện thực hiện. Đưa các bảng đánh giá, phân tích các vấn đề sai sót trong <text:soft-page-break/>quá trình thực hiện từ đó đưa ra các giải pháp khắc phục. Tiếp thu các đánh giá lời khuyên từ người hướng dẫn nhằm xây dựng một ứng dụng tốt hơn trong tương lai</text:p>
      <text:p text:style-name="P8"/>
      <text:p text:style-name="P36">IV. Bảmg dự trù kinh phí</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STT</text:p>
          </table:table-cell>
          <table:table-cell table:style-name="Table1.A1" office:value-type="string">
            <text:p text:style-name="P13">Các khoản chi</text:p>
          </table:table-cell>
          <table:table-cell table:style-name="Table1.A1" office:value-type="string">
            <text:p text:style-name="P13">Số lượng</text:p>
          </table:table-cell>
          <table:table-cell table:style-name="Table1.A1" office:value-type="string">
            <text:p text:style-name="P13">Đơn giá</text:p>
          </table:table-cell>
          <table:table-cell table:style-name="Table1.E1" office:value-type="string">
            <text:p text:style-name="P13">Thành tiền</text:p>
          </table:table-cell>
        </table:table-row>
        <table:table-row table:style-name="Table1.1">
          <table:table-cell table:style-name="Table1.A1" office:value-type="string">
            <text:p text:style-name="P6"><text:bookmark-start text:name="OLE_LINK1"/>1<text:bookmark-end text:name="OLE_LINK1"/></text:p>
          </table:table-cell>
          <table:table-cell table:style-name="Table1.A1" office:value-type="string">
            <text:p text:style-name="P9">Photo tài liệut tham khảo</text:p>
          </table:table-cell>
          <table:table-cell table:style-name="Table1.A1" office:value-type="string">
            <text:p text:style-name="P9">600 tờ</text:p>
          </table:table-cell>
          <table:table-cell table:style-name="Table1.A1" office:value-type="string">
            <text:p text:style-name="P9">150đ/tờ</text:p>
          </table:table-cell>
          <table:table-cell table:style-name="Table1.E1" office:value-type="string">
            <text:p text:style-name="P9">90.000đ</text:p>
          </table:table-cell>
        </table:table-row>
        <table:table-row table:style-name="Table1.1">
          <table:table-cell table:style-name="Table1.A1" office:value-type="string">
            <text:p text:style-name="P6">2</text:p>
          </table:table-cell>
          <table:table-cell table:style-name="Table1.A1" office:value-type="string">
            <text:p text:style-name="P9">Đĩa CD</text:p>
          </table:table-cell>
          <table:table-cell table:style-name="Table1.A1" office:value-type="string">
            <text:p text:style-name="P9">4 cái</text:p>
          </table:table-cell>
          <table:table-cell table:style-name="Table1.A1" office:value-type="string">
            <text:p text:style-name="P9">5.000đ/cái</text:p>
          </table:table-cell>
          <table:table-cell table:style-name="Table1.E1" office:value-type="string">
            <text:p text:style-name="P9">20.000đ</text:p>
          </table:table-cell>
        </table:table-row>
        <table:table-row table:style-name="Table1.1">
          <table:table-cell table:style-name="Table1.A1" office:value-type="string">
            <text:p text:style-name="P6">3</text:p>
          </table:table-cell>
          <table:table-cell table:style-name="Table1.A1" office:value-type="string">
            <text:p text:style-name="P9">Viết</text:p>
          </table:table-cell>
          <table:table-cell table:style-name="Table1.A1" office:value-type="string">
            <text:p text:style-name="P9">2 cây</text:p>
          </table:table-cell>
          <table:table-cell table:style-name="Table1.A1" office:value-type="string">
            <text:p text:style-name="P9">5.000đ/cây</text:p>
          </table:table-cell>
          <table:table-cell table:style-name="Table1.E1" office:value-type="string">
            <text:p text:style-name="P9">10.000đ</text:p>
          </table:table-cell>
        </table:table-row>
        <table:table-row table:style-name="Table1.1">
          <table:table-cell table:style-name="Table1.A1" office:value-type="string">
            <text:p text:style-name="P6">4</text:p>
          </table:table-cell>
          <table:table-cell table:style-name="Table1.A1" office:value-type="string">
            <text:p text:style-name="P9">Sổ tay</text:p>
          </table:table-cell>
          <table:table-cell table:style-name="Table1.A1" office:value-type="string">
            <text:p text:style-name="P9">1 cuốn</text:p>
          </table:table-cell>
          <table:table-cell table:style-name="Table1.A1" office:value-type="string">
            <text:p text:style-name="P9">5.000/cuốn</text:p>
          </table:table-cell>
          <table:table-cell table:style-name="Table1.E1" office:value-type="string">
            <text:p text:style-name="P9">5.000đ</text:p>
          </table:table-cell>
        </table:table-row>
        <table:table-row table:style-name="Table1.1">
          <table:table-cell table:style-name="Table1.A1" office:value-type="string">
            <text:p text:style-name="P6">5</text:p>
          </table:table-cell>
          <table:table-cell table:style-name="Table1.A1" office:value-type="string">
            <text:p text:style-name="P9">In bản nháp</text:p>
          </table:table-cell>
          <table:table-cell table:style-name="Table1.A1" office:value-type="string">
            <text:p text:style-name="P9">10 bản</text:p>
          </table:table-cell>
          <table:table-cell table:style-name="Table1.A1" office:value-type="string">
            <text:p text:style-name="P9">17.000đ/bản</text:p>
          </table:table-cell>
          <table:table-cell table:style-name="Table1.E1" office:value-type="string">
            <text:p text:style-name="P9">170.000đ</text:p>
          </table:table-cell>
        </table:table-row>
        <table:table-row table:style-name="Table1.1">
          <table:table-cell table:style-name="Table1.A1" office:value-type="string">
            <text:p text:style-name="P6">6</text:p>
          </table:table-cell>
          <table:table-cell table:style-name="Table1.A1" office:value-type="string">
            <text:p text:style-name="P9">Chi phí luận văn</text:p>
          </table:table-cell>
          <table:table-cell table:style-name="Table1.A1" office:value-type="string">
            <text:p text:style-name="P9">1 lần</text:p>
          </table:table-cell>
          <table:table-cell table:style-name="Table1.A1" office:value-type="string">
            <text:p text:style-name="P9">50.000/lần</text:p>
          </table:table-cell>
          <table:table-cell table:style-name="Table1.E1" office:value-type="string">
            <text:p text:style-name="P9">50.000đ</text:p>
          </table:table-cell>
        </table:table-row>
        <table:table-row table:style-name="Table1.1">
          <table:table-cell table:style-name="Table1.A1" office:value-type="string">
            <text:p text:style-name="P6"/>
          </table:table-cell>
          <table:table-cell table:style-name="Table1.A1" office:value-type="string">
            <text:p text:style-name="P13">TỔNG CỘNG</text:p>
          </table:table-cell>
          <table:table-cell table:style-name="Table1.A1" office:value-type="string">
            <text:p text:style-name="P13"/>
          </table:table-cell>
          <table:table-cell table:style-name="Table1.A1" office:value-type="string">
            <text:p text:style-name="P14"/>
          </table:table-cell>
          <table:table-cell table:style-name="Table1.E1" office:value-type="string">
            <text:p text:style-name="P14">345000</text:p>
          </table:table-cell>
        </table:table-row>
      </table:table>
      <text:p text:style-name="Standard"/>
      <text:list xml:id="list34661460" text:style-name="WW8Num8">
        <text:list-item>
          <text:p text:style-name="P52">Quy ước thực hiện</text:p>
        </text:list-item>
      </text:list>
      <text:p text:style-name="P35"><text:span text:style-name="T2">Toàn bộ dự án được upload trên SVN theo đường dẫn </text:span><text:a xlink:type="simple" xlink:href="https://e-biz.googlecode.com/svn/trunk/" office:target-frame-name="_blank" xlink:show="new"><text:span text:style-name="Internet_20_link">https://e-biz.googlecode.com/svn/trunk/</text:span></text:a></text:p>
      <text:p text:style-name="P35"><text:span text:style-name="T2">Mật khẩu các tập tin nếu có là: </text:span><text:span text:style-name="T5">open-ones group</text:span></text:p>
      <text:p text:style-name="P37"/>
      <text:p text:style-name="Standard"/>
      <text:p text:style-name="Standard"/>
      <text:p text:style-name="P10"><text:s/>Xác nhận của khoa<text:tab/>Cán bộ hướng dẫn<text:tab/><text:tab/><text:tab/> Chữ ký sinh viên</text:p>
      <text:p text:style-name="P10"><text:tab/><text:tab/><text:tab/><text:tab/><text:tab/><text:tab/><text:tab/><text:tab/><text:tab/></text:p>
      <text:p text:style-name="P10"><text:tab/><text:tab/><text:tab/><text:tab/><text:tab/><text:tab/><text:tab/><text:tab/><text:tab/></text:p>
      <text:p text:style-name="P10"><text:tab/><text:tab/><text:tab/><text:tab/><text:tab/><text:tab/><text:tab/><text:tab/><text:tab/><text:tab/> <text:s text:c="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Arial Unicode MS'"/>
    <style:font-face style:name="Courier New" svg:font-family="'Courier New'" style:font-family-generic="modern"/>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vi" fo:country="VN"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Mangal1" style:font-size-complex="14pt"/>
    </style:style>
    <style:style style:name="Text_20_body" style:display-name="Text body" style:family="paragraph" style:parent-style-name="Standard" style:class="text">
      <style:paragraph-properties fo:margin-top="0in" fo:margin-bottom="0.0835in" fo:hyphenation-ladder-count="no-limit"/>
      <style:text-properties fo:language="vi" fo:country="VN" fo:hyphenate="fals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1z0" style:family="text">
      <style:text-properties style:font-name="Times New Roman" style:font-name-asian="Times New Roman" style:font-name-complex="Times New Roman"/>
    </style:style>
    <style:style style:name="WW8Num3z0" style:family="text">
      <style:text-properties style:font-name="Times New Roman" style:font-name-asian="Times New Roman" style:font-name-complex="Times New Roman"/>
    </style:style>
    <style:style style:name="WW8Num4z0" style:family="text">
      <style:text-properties style:font-name="Wingdings 2" style:font-name-complex="OpenSymbol"/>
    </style:style>
    <style:style style:name="WW8Num5z0" style:family="text">
      <style:text-properties style:font-name="Symbol" style:font-name-complex="OpenSymbol"/>
    </style:style>
    <style:style style:name="WW8Num6z0" style:family="text">
      <style:text-properties style:font-name="Symbol" style:font-name-complex="OpenSymbol"/>
    </style:style>
    <style:style style:name="WW8Num7z0" style:family="text">
      <style:text-properties style:font-name="Symbol" style:font-name-complex="OpenSymbol"/>
    </style:style>
    <style:style style:name="Default_20_Paragraph_20_Font" style:display-name="Default Paragraph Font" style:family="text"/>
    <style:style style:name="WW8Num8z0" style:family="text">
      <style:text-properties style:font-name="Symbol" style:font-name-complex="OpenSymbol"/>
    </style:style>
    <style:style style:name="WW8Num9z0" style:family="text">
      <style:text-properties style:font-name="Wingdings 2" style:font-name-complex="OpenSymbol"/>
    </style:style>
    <style:style style:name="WW8Num10z0" style:family="text">
      <style:text-properties style:font-name="Wingdings 2" style:font-name-complex="OpenSymbol"/>
    </style:style>
    <style:style style:name="Absatz-Standardschriftart" style:family="text"/>
    <style:style style:name="WW-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Default_20_Paragraph_20_Font" style:display-name="WW-Default Paragraph Font" style:family="text"/>
    <style:style style:name="Page_20_Number" style:display-name="Page Number" style:family="text" style:parent-style-name="WW-Default_20_Paragraph_20_Font"/>
    <style:style style:name="hps" style:family="text" style:parent-style-name="WW-Default_20_Paragraph_20_Font"/>
    <style:style style:name="Body_20_Text_20_Char" style:display-name="Body Text Char" style:family="text" style:parent-style-name="WW-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page-layout style:name="Mpm1">
      <style:page-layout-properties fo:page-width="8.2681in" fo:page-height="11.6929in" style:num-format="1" style:print-orientation="portrait" fo:margin-top="0.5909in" fo:margin-bottom="0.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909in" fo:margin-left="0in" fo:margin-right="0in" fo:margin-top="0.052in" style:dynamic-spacing="true"/>
      </style:footer-style>
    </style:page-layout>
    <style:page-layout style:name="Mpm2">
      <style:page-layout-properties fo:page-width="8.2681in" fo:page-height="11.6929in" style:num-format="1" style:print-orientation="portrait" fo:margin-top="0.5909in" fo:margin-bottom="0.5909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draw:frame draw:style-name="Mfr1" draw:name="Frame1" text:anchor-type="char" svg:x="7.3965in" svg:y="0.0008in" svg:width="0.0819in" svg:height="0.1898in" draw:z-index="3"><draw:text-box><text:p text:style-name="Footer"><text:span text:style-name="Page_20_Number"><text:page-number text:select-page="current">4</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ĐỀ CƯƠNG LUẬN VĂN TỐT NGHIỆP</dc:title>
    <meta:creation-date>2011-10-22T22:25:16.26</meta:creation-date>
    <dc:creator>Thach Le</dc:creator>
    <dc:date>2012-04-20T14:55:12.23</dc:date>
    <meta:print-date>2007-12-30T21:51:00</meta:print-date>
    <meta:editing-cycles>3</meta:editing-cycles>
    <meta:editing-duration>PT3M38S</meta:editing-duration>
    <meta:generator>OpenOffice.org/3.3$Win32 OpenOffice.org_project/330m20$Build-9567</meta:generator>
    <meta:document-statistic meta:table-count="1" meta:image-count="0" meta:object-count="0" meta:page-count="4" meta:paragraph-count="106" meta:word-count="1242" meta:character-count="5743"/>
  </office:meta>
</office:document-meta>
</file>